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l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Trace Gem Install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: Transport Serve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igration Vertriebswesen nach Merc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ntriebswesen in Produktionsumgebing lauffäh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ser Interface Vertrag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rud Aktionen Vertragswesen: Verträge, Vertragspositionen, Verbräuch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mstellung auf single page App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ynchronisation von Bedarfeposition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utomatische Aktualisierung der Bedarfsposition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munity, Tal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arbiges Logging....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07:28:10.1121535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8T09:56:18.515425376</dc:date>
    <meta:editing-duration>PT4H7M9S</meta:editing-duration>
    <meta:editing-cycles>12</meta:editing-cycles>
    <dc:creator>Stefan Haslinger</dc:creator>
    <meta:document-statistic meta:table-count="1" meta:cell-count="194" meta:object-count="0"/>
  </office:meta>
</office:document-meta>
</file>